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10.3cm"/>
    </style:style>
    <style:style style:name="gr2" style:family="graphic" style:parent-style-name="standard">
      <style:graphic-properties draw:stroke="dash" draw:stroke-dash="Ultrafine_20_Dashed" svg:stroke-color="#000000" draw:fill="solid" draw:fill-color="#e6e6e6" draw:textarea-horizontal-align="justify" draw:textarea-vertical-align="middle" draw:auto-grow-height="false" fo:min-height="8.95cm" fo:min-width="16.7cm"/>
    </style:style>
    <style:style style:name="gr3" style:family="graphic" style:parent-style-name="standard">
      <style:graphic-properties draw:stroke="dash" draw:stroke-dash="Ultrafine_20_Dotted_20__28_var_29_" svg:stroke-color="#000000" draw:fill="none" draw:textarea-horizontal-align="justify" draw:textarea-vertical-align="middle" draw:auto-grow-height="false" fo:min-height="17.85cm" fo:min-width="17.5cm"/>
    </style:style>
    <style:style style:name="gr4"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5" style:family="graphic" style:parent-style-name="standard">
      <style:graphic-properties draw:stroke="dash" draw:stroke-dash="Ultrafine_20_Dotted_20__28_var_29_" svg:stroke-color="#000000" draw:fill="none" draw:textarea-horizontal-align="justify" draw:textarea-vertical-align="middle" draw:auto-grow-height="false" fo:min-height="21.55cm" fo:min-width="3.3cm"/>
    </style:style>
    <style:style style:name="gr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7"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1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none" draw:textarea-horizontal-align="justify" draw:textarea-vertical-align="middle" draw:auto-grow-height="false" fo:min-height="0.75cm" fo:min-width="3.9cm" fo:padding-top="0.175cm" fo:padding-bottom="0.175cm" fo:padding-left="0.3cm" fo:padding-right="0.3cm"/>
    </style:style>
    <style:style style:name="gr9"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3.7cm" fo:padding-top="0.175cm" fo:padding-bottom="0.175cm" fo:padding-left="0.3cm" fo:padding-right="0.3cm"/>
    </style:style>
    <style:style style:name="gr10" style:family="graphic" style:parent-style-name="objectwithoutfill">
      <style:graphic-properties svg:stroke-width="0.05cm" svg:stroke-color="#000000" draw:marker-start-width="0.355cm" draw:marker-end="Triangle_20_unfilled" draw:marker-end-width="0.355cm" draw:fill="none" draw:textarea-vertical-align="middle" fo:padding-top="0.15cm" fo:padding-bottom="0.15cm" fo:padding-left="0.275cm" fo:padding-right="0.275cm"/>
    </style:style>
    <style:style style:name="gr11"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12"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4.6cm" fo:padding-top="0.175cm" fo:padding-bottom="0.175cm" fo:padding-left="0.3cm" fo:padding-right="0.3cm"/>
    </style:style>
    <style:style style:name="gr13"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2.3cm" fo:padding-top="0.175cm" fo:padding-bottom="0.175cm" fo:padding-left="0.3cm" fo:padding-right="0.3cm"/>
    </style:style>
    <style:style style:name="gr14"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5" style:family="graphic" style:parent-style-name="standard">
      <style:graphic-properties svg:stroke-width="0.1cm" svg:stroke-color="#000000" draw:marker-start-width="0.5cm" draw:marker-end-width="0.3cm" draw:fill="none" draw:fill-color="#ffffff" draw:textarea-horizontal-align="justify" draw:textarea-vertical-align="middle" draw:auto-grow-height="false" fo:min-height="0.85cm" fo:min-width="6.2cm" fo:padding-top="0.175cm" fo:padding-bottom="0.175cm" fo:padding-left="0.3cm" fo:padding-right="0.3cm"/>
    </style:style>
    <style:style style:name="gr1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6.2cm" fo:padding-top="0.175cm" fo:padding-bottom="0.175cm" fo:padding-left="0.3cm" fo:padding-right="0.3cm"/>
    </style:style>
    <style:style style:name="gr18" style:family="graphic" style:parent-style-name="objectwithoutfill">
      <style:graphic-properties svg:stroke-width="0.05cm" draw:marker-start="Diamond" draw:marker-start-width="0.355cm" draw:marker-end="" draw:marker-end-width="0.3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0"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10.3cm"/>
    </style:style>
    <style:style style:name="gr21" style:family="graphic" style:parent-style-name="standard">
      <style:graphic-properties draw:stroke="none" svg:stroke-color="#000000" draw:fill="none" draw:fill-color="#ffffff" draw:textarea-horizontal-align="left" draw:auto-grow-height="true" draw:auto-grow-width="true" fo:min-height="0.64cm" fo:min-width="2.711cm"/>
    </style:style>
    <style:style style:name="gr22"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4cm" fo:padding-top="0.175cm" fo:padding-bottom="0.175cm" fo:padding-left="0.3cm" fo:padding-right="0.3cm"/>
    </style:style>
    <style:style style:name="gr23"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6.102cm"/>
    </style:style>
    <style:style style:name="gr25" style:family="graphic" style:parent-style-name="standard">
      <style:graphic-properties svg:stroke-width="0.1cm" svg:stroke-color="#c0c0c0" draw:marker-start-width="0.5cm" draw:marker-end-width="0.3cm" draw:fill="none" draw:textarea-horizontal-align="justify" draw:textarea-vertical-align="middle" draw:auto-grow-height="false" fo:min-height="1.65cm" fo:min-width="3.9cm" fo:padding-top="0.175cm" fo:padding-bottom="0.175cm" fo:padding-left="0.3cm" fo:padding-right="0.3cm"/>
    </style:style>
    <style:style style:name="gr26"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6.3cm"/>
    </style:style>
    <style:style style:name="gr27"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5.5cm"/>
    </style:style>
    <style:style style:name="gr2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95cm" fo:min-width="5.417cm" fo:padding-top="0.175cm" fo:padding-bottom="0.175cm" fo:padding-left="0.3cm" fo:padding-right="0.3cm"/>
    </style:style>
    <style:style style:name="gr2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95cm" fo:min-width="5.4cm"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4.362cm"/>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6.572cm"/>
    </style:style>
    <style:style style:name="P1" style:family="paragraph">
      <loext:graphic-properties draw:fill="solid" draw:fill-color="#e6e6e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Liberation Mono1" fo:font-size="16pt" style:font-size-asian="16pt" style:font-size-complex="16pt"/>
    </style:style>
    <style:style style:name="P4" style:family="paragraph">
      <style:paragraph-properties fo:text-align="center"/>
    </style:style>
    <style:style style:name="P5" style:family="paragraph">
      <loext:graphic-properties draw:fill="none"/>
      <style:paragraph-properties fo:text-align="center"/>
      <style:text-properties style:font-name="Liberation Mono1" fo:font-size="16pt" fo:font-weight="bold" style:font-size-asian="16pt" style:font-weight-asian="bold" style:font-size-complex="16pt" style:font-weight-complex="bold"/>
    </style:style>
    <style:style style:name="P6" style:family="paragraph">
      <loext:graphic-properties draw:fill="none"/>
      <style:paragraph-properties fo:text-align="center"/>
      <style:text-properties style:use-window-font-color="true" style:font-name="Liberation Mono1" fo:font-size="16pt" fo:font-weight="bold" style:font-size-asian="16pt" style:font-weight-asian="bold" style:font-size-complex="16pt" style:font-weight-complex="600"/>
    </style:style>
    <style:style style:name="P7"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bold"/>
    </style:style>
    <style:style style:name="P8" style:family="paragraph">
      <loext:graphic-properties draw:fill="none" draw:fill-color="#ffffff"/>
      <style:paragraph-properties fo:text-align="center"/>
      <style:text-properties style:font-name="Liberation Mono1" fo:font-size="12pt" fo:font-weight="bold" style:font-size-asian="16pt" style:font-weight-asian="bold" style:font-size-complex="16pt" style:font-weight-complex="600"/>
    </style:style>
    <style:style style:name="P9"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none" draw:fill-color="#ffffff"/>
      <style:text-properties fo:font-size="14pt" style:font-size-asian="18pt" style:font-size-complex="18pt"/>
    </style:style>
    <style:style style:name="P12"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600"/>
    </style:style>
    <style:style style:name="P13" style:family="paragraph">
      <loext:graphic-properties draw:fill="none" draw:fill-color="#ffffff"/>
      <style:text-properties fo:color="#c0c0c0" style:font-name="Liberation Mono1" fo:font-size="16pt" style:font-size-asian="16pt" style:font-size-complex="16pt"/>
    </style:style>
    <style:style style:name="P14"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T1" style:family="text">
      <style:text-properties style:font-name="Liberation Mono1" fo:font-size="16pt" style:font-size-asian="16pt" style:font-size-complex="16pt"/>
    </style:style>
    <style:style style:name="T2" style:family="text">
      <style:text-properties style:font-name="Liberation Mono1" fo:font-size="16pt" fo:font-weight="bold" style:font-size-asian="16pt" style:font-weight-asian="bold" style:font-size-complex="16pt" style:font-weight-complex="bold"/>
    </style:style>
    <style:style style:name="T3" style:family="text">
      <style:text-properties style:use-window-font-color="true" style:font-name="Liberation Mono1" fo:font-size="16pt" fo:font-weight="bold" style:font-size-asian="16pt" style:font-weight-asian="bold" style:font-size-complex="16pt" style:font-weight-complex="600"/>
    </style:style>
    <style:style style:name="T4" style:family="text">
      <style:text-properties fo:color="#c0c0c0" style:font-name="Liberation Mono1" fo:font-size="16pt" fo:font-weight="bold" style:font-size-asian="16pt" style:font-weight-asian="bold" style:font-size-complex="16pt" style:font-weight-complex="bold"/>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5pt" fo:font-weight="bold" style:font-size-asian="16pt" style:font-weight-asian="bold" style:font-size-complex="16pt" style:font-weight-complex="600"/>
    </style:style>
    <style:style style:name="T7" style:family="text">
      <style:text-properties fo:font-size="18pt" fo:font-weight="bold" style:font-weight-asian="bold" style:font-weight-complex="bold"/>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font-size="14pt" style:font-size-asian="18pt" style:font-size-complex="18pt"/>
    </style:style>
    <style:style style:name="T10" style:family="text">
      <style:text-properties fo:color="#c0c0c0" style:font-name="Liberation Mono1" fo:font-size="16pt" fo:font-weight="bold" style:font-size-asian="16pt" style:font-weight-asian="bold" style:font-size-complex="16pt" style:font-weight-complex="600"/>
    </style:style>
    <style:style style:name="T11" style:family="text">
      <style:text-properties fo:color="#c0c0c0" style:font-name="Liberation Mono1" fo:font-size="16pt" style:font-size-asian="16pt" style:font-size-complex="16pt"/>
    </style:style>
    <style:style style:name="T12" style:family="text">
      <style:text-properties style:use-window-font-color="true" style:font-name="Liberation Mono1" fo:font-size="15pt" fo:font-weight="bold" style:font-size-asian="16pt" style:font-weight-asian="bold" style:font-size-complex="16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8cm" svg:height="7.3cm" svg:x="5.7cm" svg:y="12.3cm">
          <text:p/>
          <draw:enhanced-geometry svg:viewBox="0 0 21600 21600" draw:type="rectangle" draw:enhanced-path="M 0 0 L 21600 0 21600 21600 0 21600 0 0 Z N"/>
        </draw:custom-shape>
        <draw:custom-shape draw:style-name="gr2" draw:text-style-name="P1" draw:layer="layout" svg:width="17.2cm" svg:height="9.2cm" svg:x="5.7cm" svg:y="2.8cm">
          <text:p/>
          <draw:enhanced-geometry svg:viewBox="0 0 21600 21600" draw:type="rectangle" draw:enhanced-path="M 0 0 L 21600 0 21600 21600 0 21600 0 0 Z N"/>
        </draw:custom-shape>
        <draw:custom-shape draw:style-name="gr3" draw:text-style-name="P2" draw:layer="layout" svg:width="18cm" svg:height="18.1cm" svg:x="5.3cm" svg:y="1.8cm">
          <text:p/>
          <draw:enhanced-geometry svg:viewBox="0 0 21600 21600" draw:type="rectangle" draw:enhanced-path="M 0 0 L 21600 0 21600 21600 0 21600 0 0 Z N"/>
        </draw:custom-shape>
        <draw:frame draw:style-name="gr4" draw:text-style-name="P3" draw:layer="layout" svg:width="4.566cm" svg:height="0.89cm" svg:x="18.634cm" svg:y="1.81cm">
          <draw:text-box>
            <text:p><text:span text:style-name="T1">THE_NEUROBIO</text:span></text:p>
          </draw:text-box>
        </draw:frame>
        <draw:custom-shape draw:style-name="gr5" draw:text-style-name="P2" draw:layer="layout" svg:width="3.8cm" svg:height="21.8cm" svg:x="0.7cm" svg:y="1.8cm">
          <text:p/>
          <draw:enhanced-geometry svg:viewBox="0 0 21600 21600" draw:type="rectangle" draw:enhanced-path="M 0 0 L 21600 0 21600 21600 0 21600 0 0 Z N"/>
        </draw:custom-shape>
        <draw:frame draw:style-name="gr6" draw:text-style-name="P3" draw:layer="layout" svg:width="5.582cm" svg:height="0.89cm" draw:transform="rotate (1.5707963267949) translate (0.8cm 7.382cm)">
          <draw:text-box>
            <text:p><text:span text:style-name="T1">THE_ENVIRONMENT</text:span></text:p>
          </draw:text-box>
        </draw:frame>
        <draw:custom-shape draw:style-name="gr7" draw:text-style-name="P5" xml:id="id2" draw:id="id2" draw:layer="layout" svg:width="6.7cm" svg:height="2cm" draw:transform="rotate (1.5707963267949) translate (2cm 11.1cm)">
          <text:p text:style-name="P4"><text:span text:style-name="T2">SPATIAL</text:span></text:p>
          <draw:enhanced-geometry svg:viewBox="0 0 21600 21600" draw:type="rectangle" draw:enhanced-path="M 0 0 L 21600 0 21600 21600 0 21600 0 0 Z N"/>
        </draw:custom-shape>
        <draw:custom-shape draw:style-name="gr8" draw:text-style-name="P6" xml:id="id1" draw:id="id1" draw:layer="layout" svg:width="4.5cm" svg:height="1.1cm" draw:transform="rotate (1.5707963267949) translate (1.2cm 16cm)">
          <text:p text:style-name="P4"><text:span text:style-name="T3">FOOD_ITEM</text:span></text:p>
          <draw:enhanced-geometry svg:viewBox="0 0 21600 21600" draw:type="rectangle" draw:enhanced-path="M 0 0 L 21600 0 21600 21600 0 21600 0 0 Z N"/>
        </draw:custom-shape>
        <draw:custom-shape draw:style-name="gr9" draw:text-style-name="P7" xml:id="id3" draw:id="id3" draw:layer="layout" svg:width="4.3cm" svg:height="1.1cm" draw:transform="rotate (1.5707963267949) translate (3.1cm 19.2cm)">
          <text:p text:style-name="P4"><text:span text:style-name="T4">ENVIRONMENT</text:span></text:p>
          <draw:enhanced-geometry svg:viewBox="0 0 21600 21600" draw:type="rectangle" draw:enhanced-path="M 0 0 L 21600 0 21600 21600 0 21600 0 0 Z N"/>
        </draw:custom-shape>
        <draw:connector draw:style-name="gr10" draw:text-style-name="P2" draw:layer="layout" draw:line-skew="0.25cm" svg:x1="1.2cm" svg:y1="13.75cm" svg:x2="2cm" svg:y2="7.75cm" draw:start-shape="id1" draw:end-shape="id2" draw:end-glue-point="0" svg:d="M1200 13750h-300v-6000h1100" svg:viewBox="0 0 1101 6001">
          <text:p/>
        </draw:connector>
        <draw:connector draw:style-name="gr11" draw:text-style-name="P2" draw:layer="layout" svg:x1="3cm" svg:y1="11.1cm" svg:x2="3.65cm" svg:y2="14.9cm" draw:start-shape="id2" draw:start-glue-point="3" draw:end-shape="id3" draw:end-glue-point="1" svg:d="M3000 11100v1900h650v1900" svg:viewBox="0 0 651 3801">
          <text:p/>
        </draw:connector>
        <draw:custom-shape draw:style-name="gr12" draw:text-style-name="P7" xml:id="id4" draw:id="id4" draw:layer="layout" svg:width="5.2cm" svg:height="1.1cm" draw:transform="rotate (1.5707963267949) translate (1.2cm 22.9cm)">
          <text:p text:style-name="P4"><text:span text:style-name="T4">FOOD_RESOURCE</text:span></text:p>
          <draw:enhanced-geometry svg:viewBox="0 0 21600 21600" draw:type="rectangle" draw:enhanced-path="M 0 0 L 21600 0 21600 21600 0 21600 0 0 Z N"/>
        </draw:custom-shape>
        <draw:custom-shape draw:style-name="gr13" draw:text-style-name="P7" xml:id="id5" draw:id="id5" draw:layer="layout" svg:width="2.9cm" svg:height="1.1cm" draw:transform="rotate (1.5707963267949) translate (3.1cm 22.9cm)">
          <text:p text:style-name="P4"><text:span text:style-name="T4">HABITAT</text:span></text:p>
          <draw:enhanced-geometry svg:viewBox="0 0 21600 21600" draw:type="rectangle" draw:enhanced-path="M 0 0 L 21600 0 21600 21600 0 21600 0 0 Z N"/>
        </draw:custom-shape>
        <draw:connector draw:style-name="gr11" draw:text-style-name="P2" draw:layer="layout" svg:x1="1.75cm" svg:y1="16cm" svg:x2="1.75cm" svg:y2="17.7cm" draw:start-shape="id1" draw:start-glue-point="3" draw:end-shape="id4" draw:end-glue-point="1" svg:d="M1750 16000v1700" svg:viewBox="0 0 1 1701">
          <text:p/>
        </draw:connector>
        <draw:connector draw:style-name="gr14" draw:text-style-name="P2" draw:layer="layout" svg:x1="3.65cm" svg:y1="20cm" svg:x2="3.65cm" svg:y2="19.2cm" draw:start-shape="id5" draw:start-glue-point="1" draw:end-shape="id3" draw:end-glue-point="3" svg:d="M3650 20000v-800" svg:viewBox="0 0 1 801">
          <text:p/>
        </draw:connector>
        <draw:custom-shape draw:style-name="gr15" draw:text-style-name="P8" xml:id="id6" draw:id="id6" draw:layer="layout" svg:width="6.8cm" svg:height="1.2cm" svg:x="6.2cm" svg:y="5cm">
          <text:p text:style-name="P4"><text:span text:style-name="T5">SPATIAL_PERCEPT_COMPONENT</text:span></text:p>
          <draw:enhanced-geometry svg:viewBox="0 0 21600 21600" draw:type="rectangle" draw:enhanced-path="M 0 0 L 21600 0 21600 21600 0 21600 0 0 Z N"/>
        </draw:custom-shape>
        <draw:custom-shape draw:style-name="gr15" draw:text-style-name="P8" xml:id="id7" draw:id="id7" draw:layer="layout" svg:width="6.8cm" svg:height="1.2cm" svg:x="6.2cm" svg:y="3.1cm">
          <text:p text:style-name="P4"><text:span text:style-name="T5">CONSPEC_PERCEPT_COMP</text:span></text:p>
          <draw:enhanced-geometry svg:viewBox="0 0 21600 21600" draw:type="rectangle" draw:enhanced-path="M 0 0 L 21600 0 21600 21600 0 21600 0 0 Z N"/>
        </draw:custom-shape>
        <draw:connector draw:style-name="gr16" draw:text-style-name="P2" draw:layer="layout" draw:line-skew="-0.2cm -0.45cm" svg:x1="6.2cm" svg:y1="5.6cm" svg:x2="3cm" svg:y2="4.4cm" draw:start-shape="id6" draw:start-glue-point="3" draw:end-shape="id2" draw:end-glue-point="1" svg:d="M6200 5600h-1300v-2200h-1900v1000" svg:viewBox="0 0 3201 2201">
          <text:p/>
        </draw:connector>
        <draw:connector draw:style-name="gr16" draw:text-style-name="P2" draw:layer="layout" svg:x1="9.6cm" svg:y1="4.3cm" svg:x2="9.6cm" svg:y2="5cm" draw:start-shape="id7" draw:start-glue-point="2" draw:end-shape="id6" draw:end-glue-point="0" svg:d="M9600 4300v700" svg:viewBox="0 0 1 701">
          <text:p/>
        </draw:connector>
        <draw:custom-shape draw:style-name="gr17" draw:text-style-name="P9" xml:id="id9" draw:id="id9" draw:layer="layout" svg:width="6.8cm" svg:height="2cm" svg:x="14.9cm" svg:y="3.9cm">
          <text:p text:style-name="P4"><text:span text:style-name="T6">PERCEPT_CONSPECIFICS</text:span></text:p>
          <draw:enhanced-geometry svg:viewBox="0 0 21600 21600" draw:type="rectangle" draw:enhanced-path="M 0 0 L 21600 0 21600 21600 0 21600 0 0 Z N"/>
        </draw:custom-shape>
        <draw:custom-shape draw:style-name="gr17" draw:text-style-name="P9" xml:id="id8" draw:id="id8" draw:layer="layout" svg:width="6.8cm" svg:height="2cm" svg:x="6.2cm" svg:y="8.7cm">
          <text:p text:style-name="P4"><text:span text:style-name="T6">PERCEPT_FOOD</text:span></text:p>
          <draw:enhanced-geometry svg:viewBox="0 0 21600 21600" draw:type="rectangle" draw:enhanced-path="M 0 0 L 21600 0 21600 21600 0 21600 0 0 Z N"/>
        </draw:custom-shape>
        <draw:connector draw:style-name="gr18" draw:text-style-name="P2" draw:layer="layout" draw:line-skew="0.65cm" svg:x1="6.2cm" svg:y1="9.7cm" svg:x2="2.3cm" svg:y2="13.75cm" draw:start-shape="id8" draw:start-glue-point="3" draw:end-shape="id1" draw:end-glue-point="2" svg:d="M6200 9700h-1300v4050h-2600" svg:viewBox="0 0 3901 4051">
          <text:p/>
        </draw:connector>
        <draw:connector draw:style-name="gr18" draw:text-style-name="P2" draw:layer="layout" svg:x1="14.9cm" svg:y1="4.9cm" svg:x2="13cm" svg:y2="3.7cm" draw:start-shape="id9" draw:start-glue-point="3" draw:end-shape="id7" draw:end-glue-point="1" svg:d="M14900 4900h-950v-1200h-950" svg:viewBox="0 0 1901 1201">
          <text:p/>
        </draw:connector>
        <draw:frame draw:style-name="gr19" draw:text-style-name="P10" draw:layer="layout" svg:width="13.021cm" svg:height="0.962cm" svg:x="0.379cm" svg:y="0.4cm">
          <draw:text-box>
            <text:p><text:span text:style-name="T7">Class hierarchy: </text:span><text:span text:style-name="T8">perception objects</text:span></text:p>
          </draw:text-box>
        </draw:frame>
        <draw:custom-shape draw:style-name="gr17" draw:text-style-name="P9" xml:id="id10" draw:id="id10" draw:layer="layout" svg:width="6.8cm" svg:height="2cm" svg:x="14.9cm" svg:y="6.6cm">
          <text:p text:style-name="P4"><text:span text:style-name="T6">PERCEPT_PREDATORS</text:span></text:p>
          <draw:enhanced-geometry svg:viewBox="0 0 21600 21600" draw:type="rectangle" draw:enhanced-path="M 0 0 L 21600 0 21600 21600 0 21600 0 0 Z N"/>
        </draw:custom-shape>
        <draw:connector draw:style-name="gr18" draw:text-style-name="P2" draw:layer="layout" svg:x1="14.9cm" svg:y1="7.6cm" svg:x2="12.981cm" svg:y2="7.413cm" draw:start-shape="id10" draw:start-glue-point="3" draw:end-shape="id11" draw:end-glue-point="1" svg:d="M14900 7600h-959v-187h-960" svg:viewBox="0 0 1920 188">
          <text:p/>
        </draw:connector>
        <draw:custom-shape draw:style-name="gr20" draw:text-style-name="P2" draw:layer="layout" svg:width="10.8cm" svg:height="3.4cm" svg:x="5.3cm" svg:y="20.2cm">
          <text:p/>
          <draw:enhanced-geometry svg:viewBox="0 0 21600 21600" draw:type="rectangle" draw:enhanced-path="M 0 0 L 21600 0 21600 21600 0 21600 0 0 Z N"/>
        </draw:custom-shape>
        <draw:frame draw:style-name="gr21" draw:text-style-name="P3" draw:layer="layout" svg:width="3.211cm" svg:height="0.89cm" draw:transform="rotate (1.5707963267949) translate (15.21cm 23.411cm)">
          <draw:text-box>
            <text:p><text:span text:style-name="T1">THE_BODY</text:span></text:p>
          </draw:text-box>
        </draw:frame>
        <draw:custom-shape draw:style-name="gr22" draw:text-style-name="P5" xml:id="id13" draw:id="id13" draw:layer="layout" svg:width="7cm" svg:height="2cm" svg:x="6.1cm" svg:y="20.9cm">
          <text:p text:style-name="P4"><text:span text:style-name="T2">CONDITION</text:span></text:p>
          <draw:enhanced-geometry svg:viewBox="0 0 21600 21600" draw:type="rectangle" draw:enhanced-path="M 0 0 L 21600 0 21600 21600 0 21600 0 0 Z N"/>
        </draw:custom-shape>
        <draw:connector draw:style-name="gr23" draw:text-style-name="P4" draw:layer="layout" svg:x1="6.85cm" svg:y1="18.9cm" svg:x2="9.6cm" svg:y2="20.9cm" draw:start-shape="id12" draw:start-glue-point="3" draw:end-shape="id13" svg:d="M6850 18900v1000h2750v1000" svg:viewBox="0 0 2751 2001">
          <text:p/>
        </draw:connector>
        <draw:connector draw:style-name="gr23" draw:text-style-name="P4" draw:layer="layout" svg:x1="8.75cm" svg:y1="18.9cm" svg:x2="9.6cm" svg:y2="20.9cm" draw:start-shape="id14" draw:start-glue-point="3" draw:end-shape="id13" draw:end-glue-point="0" svg:d="M8750 18900v1000h850v1000" svg:viewBox="0 0 851 2001">
          <text:p/>
        </draw:connector>
        <draw:connector draw:style-name="gr23" draw:text-style-name="P4" draw:layer="layout" svg:x1="10.65cm" svg:y1="18.9cm" svg:x2="9.6cm" svg:y2="20.9cm" draw:start-shape="id15" draw:start-glue-point="3" draw:end-shape="id13" draw:end-glue-point="0" svg:d="M10650 18900v1000h-1050v1000" svg:viewBox="0 0 1051 2001">
          <text:p/>
        </draw:connector>
        <draw:frame draw:style-name="gr24" draw:text-style-name="P11" draw:layer="layout" svg:width="6.602cm" svg:height="0.806cm" svg:x="16.298cm" svg:y="2.7cm">
          <draw:text-box>
            <text:p><text:span text:style-name="T9">External spatial perceptions</text:span></text:p>
          </draw:text-box>
        </draw:frame>
        <draw:custom-shape draw:style-name="gr25" draw:text-style-name="P12" xml:id="id16" draw:id="id16" draw:layer="layout" svg:width="4.5cm" svg:height="2cm" svg:x="17.3cm" svg:y="20.9cm">
          <text:p text:style-name="P4"><text:span text:style-name="T10">HORMONES</text:span></text:p>
          <draw:enhanced-geometry svg:viewBox="0 0 21600 21600" draw:type="rectangle" draw:enhanced-path="M 0 0 L 21600 0 21600 21600 0 21600 0 0 Z N"/>
        </draw:custom-shape>
        <draw:custom-shape draw:style-name="gr26" draw:text-style-name="P2" draw:layer="layout" svg:width="6.8cm" svg:height="3.4cm" svg:x="16.5cm" svg:y="20.2cm">
          <text:p/>
          <draw:enhanced-geometry svg:viewBox="0 0 21600 21600" draw:type="rectangle" draw:enhanced-path="M 0 0 L 21600 0 21600 21600 0 21600 0 0 Z N"/>
        </draw:custom-shape>
        <draw:connector draw:style-name="gr14" draw:text-style-name="P2" draw:layer="layout" draw:line-skew="-0.05cm" svg:x1="9.6cm" svg:y1="22.9cm" svg:x2="19.55cm" svg:y2="22.9cm" draw:start-shape="id13" draw:start-glue-point="2" draw:end-shape="id16" draw:end-glue-point="2" svg:d="M9600 22900v500h9950v-500" svg:viewBox="0 0 9951 501">
          <text:p/>
        </draw:connector>
        <draw:frame draw:style-name="gr4" draw:text-style-name="P13" draw:layer="layout" svg:width="4.566cm" svg:height="0.89cm" svg:x="18.7cm" svg:y="20.1cm">
          <draw:text-box>
            <text:p><text:span text:style-name="T11">THE_HORMONES</text:span></text:p>
          </draw:text-box>
        </draw:frame>
        <draw:connector draw:style-name="gr23" draw:text-style-name="P4" draw:layer="layout" svg:x1="14.65cm" svg:y1="18.9cm" svg:x2="9.6cm" svg:y2="20.9cm" draw:start-shape="id17" draw:start-glue-point="3" draw:end-shape="id13" draw:end-glue-point="0" svg:d="M14650 18900v1000h-5050v1000" svg:viewBox="0 0 5051 2001">
          <text:p/>
        </draw:connector>
        <draw:custom-shape draw:style-name="gr15" draw:text-style-name="P8" xml:id="id11" draw:id="id11" draw:layer="layout" svg:width="6.8cm" svg:height="1.2cm" svg:x="6.181cm" svg:y="6.813cm">
          <text:p text:style-name="P4"><text:span text:style-name="T5">SPATIALOBJ_PERCEPT_COMP</text:span></text:p>
          <draw:enhanced-geometry svg:viewBox="0 0 21600 21600" draw:type="rectangle" draw:enhanced-path="M 0 0 L 21600 0 21600 21600 0 21600 0 0 Z N"/>
        </draw:custom-shape>
        <draw:connector draw:style-name="gr16" draw:text-style-name="P2" draw:layer="layout" svg:x1="9.581cm" svg:y1="6.813cm" svg:x2="9.6cm" svg:y2="6.2cm" draw:start-shape="id11" draw:start-glue-point="0" draw:end-shape="id6" draw:end-glue-point="2" svg:d="M9581 6813v-306h19v-307" svg:viewBox="0 0 20 614">
          <text:p/>
        </draw:connector>
        <draw:custom-shape draw:style-name="gr27" draw:text-style-name="P1" draw:layer="layout" svg:width="6cm" svg:height="7.3cm" svg:x="16.9cm" svg:y="12.3cm">
          <text:p/>
          <draw:enhanced-geometry svg:viewBox="0 0 21600 21600" draw:type="rectangle" draw:enhanced-path="M 0 0 L 21600 0 21600 21600 0 21600 0 0 Z N"/>
        </draw:custom-shape>
        <draw:custom-shape draw:style-name="gr28" draw:text-style-name="P9" xml:id="id12" draw:id="id12" draw:layer="layout" svg:width="6.017cm" svg:height="1.3cm" draw:transform="rotate (1.5707963267949) translate (6.2cm 18.9cm)">
          <text:p text:style-name="P4"><text:span text:style-name="T6">PERCEPT_STOMACH</text:span></text:p>
          <draw:enhanced-geometry svg:viewBox="0 0 21600 21600" draw:type="rectangle" draw:enhanced-path="M 0 0 L 21600 0 21600 21600 0 21600 0 0 Z N"/>
        </draw:custom-shape>
        <draw:custom-shape draw:style-name="gr29" draw:text-style-name="P9" xml:id="id15" draw:id="id15" draw:layer="layout" svg:width="6cm" svg:height="1.3cm" draw:transform="rotate (1.5707963267949) translate (10cm 18.9cm)">
          <text:p text:style-name="P4"><text:span text:style-name="T6">PERCEPT_BODY_MASS</text:span></text:p>
          <draw:enhanced-geometry svg:viewBox="0 0 21600 21600" draw:type="rectangle" draw:enhanced-path="M 0 0 L 21600 0 21600 21600 0 21600 0 0 Z N"/>
        </draw:custom-shape>
        <draw:custom-shape draw:style-name="gr29" draw:text-style-name="P9" xml:id="id14" draw:id="id14" draw:layer="layout" svg:width="6cm" svg:height="1.3cm" draw:transform="rotate (1.5707963267949) translate (8.1cm 18.9cm)">
          <text:p text:style-name="P4"><text:span text:style-name="T6">PERCEPT_ENERGY</text:span></text:p>
          <draw:enhanced-geometry svg:viewBox="0 0 21600 21600" draw:type="rectangle" draw:enhanced-path="M 0 0 L 21600 0 21600 21600 0 21600 0 0 Z N"/>
        </draw:custom-shape>
        <draw:frame draw:style-name="gr30" draw:text-style-name="P11" draw:layer="layout" svg:width="4.862cm" svg:height="0.806cm" draw:transform="rotate (1.5707963267949) translate (15.694cm 17.362cm)">
          <draw:text-box>
            <text:p><text:span text:style-name="T9">Internal perceptions</text:span></text:p>
          </draw:text-box>
        </draw:frame>
        <draw:custom-shape draw:style-name="gr29" draw:text-style-name="P9" xml:id="id17" draw:id="id17" draw:layer="layout" svg:width="6cm" svg:height="1.3cm" draw:transform="rotate (1.5707963267949) translate (14cm 18.9cm)">
          <text:p text:style-name="P4"><text:span text:style-name="T6">PERCEPT_AGE</text:span></text:p>
          <draw:enhanced-geometry svg:viewBox="0 0 21600 21600" draw:type="rectangle" draw:enhanced-path="M 0 0 L 21600 0 21600 21600 0 21600 0 0 Z N"/>
        </draw:custom-shape>
        <draw:custom-shape draw:style-name="gr29" draw:text-style-name="P9" xml:id="id20" draw:id="id20" draw:layer="layout" svg:width="6cm" svg:height="1.3cm" draw:transform="rotate (1.5707963267949) translate (17.9cm 18.9cm)">
          <text:p text:style-name="P4"><text:span text:style-name="T6">PERCEPT_LIGHT</text:span></text:p>
          <draw:enhanced-geometry svg:viewBox="0 0 21600 21600" draw:type="rectangle" draw:enhanced-path="M 0 0 L 21600 0 21600 21600 0 21600 0 0 Z N"/>
        </draw:custom-shape>
        <draw:frame draw:style-name="gr31" draw:text-style-name="P11" draw:layer="layout" svg:width="7.072cm" svg:height="0.806cm" draw:transform="rotate (1.5707963267949) translate (22.1cm 19.6cm)">
          <draw:text-box>
            <text:p><text:span text:style-name="T9">Direct non-spatial perceptions</text:span></text:p>
          </draw:text-box>
        </draw:frame>
        <draw:custom-shape draw:style-name="gr29" draw:text-style-name="P9" xml:id="id19" draw:id="id19" draw:layer="layout" svg:width="6cm" svg:height="1.3cm" draw:transform="rotate (1.5707963267949) translate (19.8cm 18.9cm)">
          <text:p text:style-name="P4"><text:span text:style-name="T6">PERCEPT_DEPTH</text:span></text:p>
          <draw:enhanced-geometry svg:viewBox="0 0 21600 21600" draw:type="rectangle" draw:enhanced-path="M 0 0 L 21600 0 21600 21600 0 21600 0 0 Z N"/>
        </draw:custom-shape>
        <draw:custom-shape draw:style-name="gr17" draw:text-style-name="P14" xml:id="id18" draw:id="id18" draw:layer="layout" svg:width="6.8cm" svg:height="2cm" svg:x="14.9cm" svg:y="9.3cm">
          <text:p text:style-name="P4"><text:span text:style-name="T12">MEMORY_PERCEPTUAL</text:span></text:p>
          <draw:enhanced-geometry svg:viewBox="0 0 21600 21600" draw:type="rectangle" draw:enhanced-path="M 0 0 L 21600 0 21600 21600 0 21600 0 0 Z N"/>
        </draw:custom-shape>
        <draw:connector draw:style-name="gr23" draw:text-style-name="P4" draw:layer="layout" svg:x1="14.9cm" svg:y1="10.3cm" svg:x2="9.6cm" svg:y2="10.7cm" draw:start-shape="id18" draw:start-glue-point="3" draw:end-shape="id8" draw:end-glue-point="2" svg:d="M14900 10300h-950v950h-4350v-550" svg:viewBox="0 0 5301 951">
          <text:p/>
        </draw:connector>
        <draw:connector draw:style-name="gr23" draw:text-style-name="P4" draw:layer="layout" draw:line-skew="0.45cm" svg:x1="21.7cm" svg:y1="10.3cm" svg:x2="21.7cm" svg:y2="4.9cm" draw:start-shape="id18" draw:end-shape="id9" draw:end-glue-point="1" svg:d="M21700 10300h1000v-5400h-1000" svg:viewBox="0 0 1001 5401">
          <text:p/>
        </draw:connector>
        <draw:connector draw:style-name="gr23" draw:text-style-name="P4" draw:layer="layout" svg:x1="18.3cm" svg:y1="11.3cm" svg:x2="20.45cm" svg:y2="12.9cm" draw:start-shape="id18" draw:end-shape="id19" draw:end-glue-point="1" svg:d="M18300 11300v800h2150v800" svg:viewBox="0 0 2151 1601">
          <text:p/>
        </draw:connector>
        <draw:connector draw:style-name="gr23" draw:text-style-name="P4" draw:layer="layout" svg:x1="21.7cm" svg:y1="10.3cm" svg:x2="21.7cm" svg:y2="7.6cm" draw:start-shape="id18" draw:start-glue-point="1" draw:end-shape="id10" draw:end-glue-point="1" svg:d="M21700 10300h550v-2700h-550" svg:viewBox="0 0 551 2701">
          <text:p/>
        </draw:connector>
        <draw:connector draw:style-name="gr23" draw:text-style-name="P4" draw:layer="layout" svg:x1="18.3cm" svg:y1="11.3cm" svg:x2="18.55cm" svg:y2="12.9cm" draw:start-shape="id18" draw:start-glue-point="2" draw:end-shape="id20" draw:end-glue-point="1" svg:d="M18300 11300v800h250v800" svg:viewBox="0 0 251 1601">
          <text:p/>
        </draw:connector>
        <draw:connector draw:style-name="gr23" draw:text-style-name="P4" draw:layer="layout" svg:x1="18.3cm" svg:y1="11.3cm" svg:x2="10.65cm" svg:y2="12.9cm" draw:start-shape="id18" draw:start-glue-point="2" draw:end-shape="id15" svg:d="M18300 11300v800h-7650v800" svg:viewBox="0 0 7651 1601">
          <text:p/>
        </draw:connector>
        <draw:connector draw:style-name="gr23" draw:text-style-name="P4" draw:layer="layout" svg:x1="18.3cm" svg:y1="11.3cm" svg:x2="8.75cm" svg:y2="12.9cm" draw:start-shape="id18" draw:end-shape="id14" draw:end-glue-point="1" svg:d="M18300 11300v800h-9550v800" svg:viewBox="0 0 9551 1601">
          <text:p/>
        </draw:connector>
        <draw:connector draw:style-name="gr23" draw:text-style-name="P4" draw:layer="layout" svg:x1="18.3cm" svg:y1="11.3cm" svg:x2="6.85cm" svg:y2="12.883cm" draw:start-shape="id18" draw:start-glue-point="2" draw:end-shape="id12" draw:end-glue-point="1" svg:d="M18300 11300v792h-11450v791" svg:viewBox="0 0 11451 1584">
          <text:p/>
        </draw:connector>
        <draw:custom-shape draw:style-name="gr29" draw:text-style-name="P9" xml:id="id21" draw:id="id21" draw:layer="layout" svg:width="6cm" svg:height="1.3cm" draw:transform="rotate (1.5707963267949) translate (11.9cm 18.9cm)">
          <text:p text:style-name="P4"><text:span text:style-name="T6">PERCEPT_REPRFACT</text:span></text:p>
          <draw:enhanced-geometry svg:viewBox="0 0 21600 21600" draw:type="rectangle" draw:enhanced-path="M 0 0 L 21600 0 21600 21600 0 21600 0 0 Z N"/>
        </draw:custom-shape>
        <draw:connector draw:style-name="gr23" draw:text-style-name="P4" draw:layer="layout" svg:x1="18.3cm" svg:y1="11.3cm" svg:x2="12.55cm" svg:y2="12.9cm" draw:start-shape="id18" draw:start-glue-point="2" draw:end-shape="id21" svg:d="M18300 11300v800h-5750v800" svg:viewBox="0 0 5751 1601">
          <text:p/>
        </draw:connector>
        <draw:connector draw:style-name="gr23" draw:text-style-name="P4" draw:layer="layout" svg:x1="12.55cm" svg:y1="18.9cm" svg:x2="9.6cm" svg:y2="20.9cm" draw:start-shape="id21" draw:start-glue-point="3" draw:end-shape="id13" draw:end-glue-point="0" svg:d="M12550 18900v1000h-2950v1000" svg:viewBox="0 0 2951 20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7-07-23T11:16:08.525341208</dc:date>
    <dc:creator>Sergey Budaev</dc:creator>
    <meta:editing-duration>PT5H25M52S</meta:editing-duration>
    <meta:editing-cycles>120</meta:editing-cycles>
    <meta:generator>LibreOffice/5.1.6.2$Linux_X86_64 LibreOffice_project/07ac168c60a517dba0f0d7bc7540f5afa45f0909</meta:generator>
    <meta:document-statistic meta:object-count="61"/>
  </office:meta>
</office:document-meta>
</file>